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902cm"/>
    </style:style>
    <style:style style:name="co3" style:family="table-column">
      <style:table-column-properties fo:break-before="auto" style:column-width="2.8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6.804cm" svg:y="0.552cm">
            <draw:object draw:notify-on-update-of-ranges="Feuille1.B2:Feuille1.B2 Feuille1.B3:Feuille1.B11 Feuille1.C2:Feuille1.C2 Feuille1.C3:Feuille1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Valeur mesurée</text:p>
          </table:table-cell>
          <table:table-cell office:value-type="string" calcext:value-type="string">
            <text:p>Masse (kg)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6.7" calcext:value-type="float">
            <text:p>6,7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float" office:value="19.7" calcext:value-type="float">
            <text:p>19,7</text:p>
          </table:table-cell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table:formula="of:=19.7+5" office:value-type="float" office:value="24.7" calcext:value-type="float">
            <text:p>24,7</text:p>
          </table:table-cell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table:formula="of:=19.7+10" office:value-type="float" office:value="29.7" calcext:value-type="float">
            <text:p>29,7</text:p>
          </table:table-cell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table:formula="of:=19.7*2" office:value-type="float" office:value="39.4" calcext:value-type="float">
            <text:p>39,4</text:p>
          </table:table-cell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table:formula="of:=19.7+20+10" office:value-type="float" office:value="49.7" calcext:value-type="float">
            <text:p>49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7T13:55:49.893000000</meta:creation-date>
    <meta:generator>LibreOffice/7.4.7.2$Windows_x86 LibreOffice_project/723314e595e8007d3cf785c16538505a1c878ca5</meta:generator>
    <dc:date>2023-07-17T16:51:15.015000000</dc:date>
    <meta:editing-duration>PT2H55M26S</meta:editing-duration>
    <meta:editing-cycles>2</meta:editing-cycles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067cm" svg:y="0.316cm" chart:style-name="ch2">
          <text:p>Courbe d'étalonnage du Tensionomètre</text:p>
        </chart:title>
        <chart:plot-area chart:style-name="ch3" table:cell-range-address="Feuille1.B2:Feuille1.C11" chart:data-source-has-labels="row" svg:x="0.32cm" svg:y="1.275cm" svg:width="15.36cm" svg:height="7.545cm">
          <chart:coordinate-region svg:x="0.941cm" svg:y="1.474cm" svg:width="14.367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C3:Feuille1.C11" chart:label-cell-address="Feuille1.C2:Feuille1.C2" chart:class="chart:scatter">
            <chart:domain table:cell-range-address="Feuille1.B3:Feuille1.B11"/>
            <chart:regression-curve chart:style-name="ch8">
              <chart:equation chart:display-equation="true" chart:display-r-square="false"/>
            </chart:regression-curve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Masse (kg)</text:p>
                <draw:g>
                  <svg:desc>Feuille1.C2:Feuille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B3:Feuille1.B11</svg:desc>
                </draw:g>
              </table:table-cell>
              <table:table-cell office:value-type="float" office:value="0">
                <text:p>0</text:p>
                <draw:g>
                  <svg:desc>Feuille1.C3:Feuille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">
                <text:p>1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0">
                <text:p>2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5">
                <text:p>375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4">
                <text:p>524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0">
                <text:p>740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0">
                <text:p>780</text:p>
              </table:table-cell>
              <table:table-cell office:value-type="float" office:value="39.4">
                <text:p>39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48">
                <text:p>948</text:p>
              </table:table-cell>
              <table:table-cell office:value-type="float" office:value="49.7">
                <text:p>49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7.2$Windows_x86 LibreOffice_project/723314e595e8007d3cf785c16538505a1c878ca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